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d3b2"/>
    </style:style>
    <style:style style:name="P2" style:family="paragraph" style:parent-style-name="Standard">
      <style:text-properties officeooo:paragraph-rsid="001d7715"/>
    </style:style>
    <style:style style:name="T1" style:family="text">
      <style:text-properties officeooo:rsid="001cd3b2"/>
    </style:style>
    <style:style style:name="T2" style:family="text">
      <style:text-properties officeooo:rsid="001d7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genda</text:span></text:p>
      <text:p text:style-name="P2"><text:span text:style-name="T2"/></text:p>
      <text:p text:style-name="P2"><text:span text:style-name="T2">1 importar datos</text:span></text:p>
      <text:p text:style-name="P2"><text:span text:style-name="T2">2 crear y publicar visualizaciones</text:span></text:p>
      <text:p text:style-name="P2"><text:span text:style-name="T2">3 procesarlos - geocodificar</text:span></text:p>
      <text:p text:style-name="P2"><text:span text:style-name="T2">4 usar postGIS Sql</text:span></text:p>
      <text:p text:style-name="P2"><text:span text:style-name="T2">5 crear tu mapa</text:span></text:p>
      <text:p text:style-name="P2"><text:span text:style-name="T2">5 usar la api</text:span></text:p>
      <text:p text:style-name="P2"><text:span text:style-name="T2"/></text:p>
      <text:p text:style-name="P2"><text:span text:style-name="T2">--</text:span></text:p>
      <text:p text:style-name="P2"><text:span text:style-name="T2"/></text:p>
      <text:p text:style-name="P2"><text:span text:style-name="T2">http://cartodb.com/</text:span></text:p>
      <text:p text:style-name="P2"><text:span text:style-name="T2"/></text:p>
      <text:p text:style-name="P2"><text:span text:style-name="T2">importar datos de pais de sud america</text:span></text:p>
      <text:p text:style-name="P2"><text:span text:style-name="T2"/></text:p>
      <text:p text:style-name="P2"><text:span text:style-name="T2">https://duckduckgo.com/?q=argentina+shapefile+paises+de+sudamerica</text:span></text:p>
      <text:p text:style-name="P2"><text:span text:style-name="T2"/></text:p>
      <text:p text:style-name="P2"><text:span text:style-name="T2">http://www.aeroterra.com/d-argentinagral.htm</text:span></text:p>
      <text:p text:style-name="P2"><text:span text:style-name="T2"/></text:p>
      <text:p text:style-name="P2"><text:span text:style-name="T2">- importar</text:span></text:p>
      <text:p text:style-name="P2"><text:span text:style-name="T2">- mostrar tabla</text:span></text:p>
      <text:p text:style-name="P2"><text:span text:style-name="T2">- cambiar nombre columna sup</text:span></text:p>
      <text:p text:style-name="P2"><text:span text:style-name="T2">- eliminamos columna tipo</text:span></text:p>
      <text:p text:style-name="P2"><text:span text:style-name="T2">- mostrar mapa</text:span></text:p>
      <text:p text:style-name="P2"><text:span text:style-name="T2">- infowindow</text:span></text:p>
      <text:p text:style-name="P2"><text:span text:style-name="T2">- filtramos por país (mostramos sql)</text:span></text:p>
      <text:p text:style-name="P2"><text:span text:style-name="T2">- mapa de categoria por pais</text:span></text:p>
      <text:p text:style-name="P2"><text:span text:style-name="T2">- choropleth por poblacion</text:span></text:p>
      <text:p text:style-name="P2"><text:span text:style-name="T2">- choropleth por densidad</text:span></text:p>
      <text:p text:style-name="P2"><text:span text:style-name="T2"/></text:p>
      <text:p text:style-name="P2"><text:span text:style-name="T2">select</text:span></text:p>
      <text:p text:style-name="P2"><text:span text:style-name="T2"><text:s text:c="2"/>*,</text:span></text:p>
      <text:p text:style-name="P2"><text:span text:style-name="T2"><text:s text:c="2"/>round(poblacion / sup) as densidad</text:span></text:p>
      <text:p text:style-name="P2"><text:span text:style-name="T2">from</text:span></text:p>
      <text:p text:style-name="P2"><text:span text:style-name="T2"><text:s text:c="2"/>sudamerica</text:span></text:p>
      <text:p text:style-name="P2"><text:span text:style-name="T2">where</text:span></text:p>
      <text:p text:style-name="P2"><text:span text:style-name="T2"><text:s text:c="2"/>pais = 'Argentina'</text:span></text:p>
      <text:p text:style-name="P2"><text:span text:style-name="T2"/></text:p>
      <text:p text:style-name="P2"><text:span text:style-name="T2">- compartir mapa</text:span></text:p>
      <text:p text:style-name="P2"><text:span text:style-name="T2"/></text:p>
      <text:p text:style-name="P2"><text:span text:style-name="T2">--</text:span></text:p>
      <text:p text:style-name="P2"><text:span text:style-name="T2"/></text:p>
      <text:p text:style-name="P2"><text:span text:style-name="T2">geocode</text:span></text:p>
      <text:p text:style-name="P2"><text:span text:style-name="T2"/></text:p>
      <text:p text:style-name="P2"><text:span text:style-name="T2">teatros.csv</text:span></text:p>
      <text:p text:style-name="P2"><text:span text:style-name="T2"/></text:p>
      <text:p text:style-name="P2"><text:span text:style-name="T2">sql</text:span></text:p>
      <text:p text:style-name="P2"><text:span text:style-name="T2"/></text:p>
      <text:p text:style-name="P2"><text:span text:style-name="T2">SELECT * from teatros</text:span></text:p>
      <text:p text:style-name="P2"><text:span text:style-name="T2">where nombre ilike '%colon%'</text:span></text:p>
      <text:p text:style-name="P2"><text:span text:style-name="T2"/></text:p>
      <text:p text:style-name="P2"><text:span text:style-name="T2">Aprendiendo PostGIS</text:span></text:p>
      <text:p text:style-name="P2"><text:soft-page-break/><text:span text:style-name="T2"/></text:p>
      <text:p text:style-name="P2"><text:span text:style-name="T2">http://postgis.net/</text:span></text:p>
      <text:p text:style-name="P2"><text:span text:style-name="T2"/></text:p>
      <text:p text:style-name="P2"><text:span text:style-name="T2">Proyecciones</text:span></text:p>
      <text:p text:style-name="P2"><text:span text:style-name="T2"/></text:p>
      <text:p text:style-name="P2"><text:span text:style-name="T2">--</text:span></text:p>
      <text:p text:style-name="P2"><text:span text:style-name="T2"/></text:p>
      <text:p text:style-name="P2"><text:span text:style-name="T2">buscamos el obelisco en OpenStreetMap</text:span></text:p>
      <text:p text:style-name="P2"><text:span text:style-name="T2"/></text:p>
      <text:p text:style-name="P2"><text:span text:style-name="T2">insert into test( the_geom )</text:span></text:p>
      <text:p text:style-name="P2"><text:span text:style-name="T2">values (</text:span></text:p>
      <text:p text:style-name="P2"><text:span text:style-name="T2"><text:s text:c="2"/>ST_GeomFromText(</text:span></text:p>
      <text:p text:style-name="P2"><text:span text:style-name="T2"><text:s text:c="4"/>'POINT(-58.38145 -34.60368)'</text:span></text:p>
      <text:p text:style-name="P2"><text:span text:style-name="T2"><text:s text:c="4"/>, 4326</text:span></text:p>
      <text:p text:style-name="P2"><text:span text:style-name="T2"><text:s text:c="2"/>)</text:span></text:p>
      <text:p text:style-name="P2"><text:span text:style-name="T2">)</text:span></text:p>
      <text:p text:style-name="P2"><text:span text:style-name="T2"/></text:p>
      <text:p text:style-name="P2"><text:span text:style-name="T2">select *,</text:span></text:p>
      <text:p text:style-name="P2"><text:span text:style-name="T2">ST_SRID(the_geom)</text:span></text:p>
      <text:p text:style-name="P2"><text:span text:style-name="T2"><text:s text:c="2"/>as geom_srid,</text:span></text:p>
      <text:p text:style-name="P2"><text:span text:style-name="T2">ST_SRID(the_geom_webmercator)</text:span></text:p>
      <text:p text:style-name="P2"><text:span text:style-name="T2"><text:s text:c="2"/>as geom_webmercator_srid</text:span></text:p>
      <text:p text:style-name="P2"><text:span text:style-name="T2">from test</text:span></text:p>
      <text:p text:style-name="P2"><text:span text:style-name="T2"/></text:p>
      <text:p text:style-name="P2"><text:span text:style-name="T2">vemos el campo</text:span></text:p>
      <text:p text:style-name="P2"><text:span text:style-name="T2"/></text:p>
      <text:p text:style-name="P2"><text:span text:style-name="T2">select</text:span></text:p>
      <text:p text:style-name="P2"><text:span text:style-name="T2">1 as cartodb_id,</text:span></text:p>
      <text:p text:style-name="P2"><text:span text:style-name="T2">'Obelisco' as nombre,</text:span></text:p>
      <text:p text:style-name="P2"><text:span text:style-name="T2">ST_Transform(</text:span></text:p>
      <text:p text:style-name="P2"><text:span text:style-name="T2"><text:s text:c="2"/>ST_GeomFromText(</text:span></text:p>
      <text:p text:style-name="P2"><text:span text:style-name="T2"><text:s text:c="4"/>'POINT(-58.38145 -34.60368)'</text:span></text:p>
      <text:p text:style-name="P2"><text:span text:style-name="T2"><text:s text:c="4"/>, 4326</text:span></text:p>
      <text:p text:style-name="P2"><text:span text:style-name="T2"><text:s text:c="2"/>)</text:span></text:p>
      <text:p text:style-name="P2"><text:span text:style-name="T2"><text:s text:c="2"/>, 3857</text:span></text:p>
      <text:p text:style-name="P2"><text:span text:style-name="T2">) as the_geom_webmercator</text:span></text:p>
      <text:p text:style-name="P2"><text:span text:style-name="T2"/></text:p>
      <text:p text:style-name="P2"><text:span text:style-name="T2">select</text:span></text:p>
      <text:p text:style-name="P2"><text:span text:style-name="T2">1 as cartodb_id,</text:span></text:p>
      <text:p text:style-name="P2"><text:span text:style-name="T2">'Mi poligono' as nombre,</text:span></text:p>
      <text:p text:style-name="P2"><text:span text:style-name="T2">ST_Transform(</text:span></text:p>
      <text:p text:style-name="P2"><text:span text:style-name="T2"><text:s text:c="2"/>ST_GeomFromText(</text:span></text:p>
      <text:p text:style-name="P2"><text:span text:style-name="T2"><text:s text:c="4"/>'POLYGON((</text:span></text:p>
      <text:p text:style-name="P2"><text:span text:style-name="T2"><text:s text:c="6"/>-58.38145 -34.60368,</text:span></text:p>
      <text:p text:style-name="P2"><text:span text:style-name="T2"><text:s text:c="6"/>-58.48145 -34.60368,</text:span></text:p>
      <text:p text:style-name="P2"><text:span text:style-name="T2"><text:s text:c="6"/>-58.48145 -34.70368,</text:span></text:p>
      <text:p text:style-name="P2"><text:span text:style-name="T2"><text:s text:c="6"/>-58.38145 -34.60368</text:span></text:p>
      <text:p text:style-name="P2"><text:span text:style-name="T2"><text:s text:c="4"/>))'</text:span></text:p>
      <text:p text:style-name="P2"><text:span text:style-name="T2"><text:s text:c="4"/>, 4326</text:span></text:p>
      <text:p text:style-name="P2"><text:span text:style-name="T2"><text:s text:c="2"/>)</text:span></text:p>
      <text:p text:style-name="P2"><text:span text:style-name="T2"><text:s text:c="2"/>, 3857</text:span></text:p>
      <text:p text:style-name="P2"><text:span text:style-name="T2">) as the_geom_webmercator</text:span></text:p>
      <text:p text:style-name="P2"><text:soft-page-break/><text:span text:style-name="T2"/></text:p>
      <text:p text:style-name="P2"><text:span text:style-name="T2">http://workshops.boundlessgeo.com/postgis-intro/knn.html</text:span></text:p>
      <text:p text:style-name="P2"><text:span text:style-name="T2"/></text:p>
      <text:p text:style-name="P2"><text:span text:style-name="T2">los 150 teatros más cercanos al obelisco</text:span></text:p>
      <text:p text:style-name="P2"><text:span text:style-name="T2"/></text:p>
      <text:p text:style-name="P2"><text:span text:style-name="T2">select</text:span></text:p>
      <text:p text:style-name="P2"><text:span text:style-name="T2"><text:s text:c="2"/>*</text:span></text:p>
      <text:p text:style-name="P2"><text:span text:style-name="T2">from</text:span></text:p>
      <text:p text:style-name="P2"><text:span text:style-name="T2"><text:s text:c="2"/>teatros</text:span></text:p>
      <text:p text:style-name="P2"><text:span text:style-name="T2">order by</text:span></text:p>
      <text:p text:style-name="P2"><text:span text:style-name="T2"><text:s text:c="2"/>ST_Distance(</text:span></text:p>
      <text:p text:style-name="P2"><text:span text:style-name="T2"><text:s text:c="4"/>the_geom,</text:span></text:p>
      <text:p text:style-name="P2"><text:span text:style-name="T2"><text:s text:c="4"/>ST_GeomFromText(</text:span></text:p>
      <text:p text:style-name="P2"><text:span text:style-name="T2"><text:s text:c="6"/>'POINT(-58.38145 -34.60368)'</text:span></text:p>
      <text:p text:style-name="P2"><text:span text:style-name="T2"><text:s text:c="6"/>, 4326</text:span></text:p>
      <text:p text:style-name="P2"><text:span text:style-name="T2"><text:s text:c="4"/>)</text:span></text:p>
      <text:p text:style-name="P2"><text:span text:style-name="T2"><text:s text:c="2"/>)</text:span></text:p>
      <text:p text:style-name="P2"><text:span text:style-name="T2">limit 150</text:span></text:p>
      <text:p text:style-name="P2"><text:span text:style-name="T2"/></text:p>
      <text:p text:style-name="P2"><text:span text:style-name="T2">http://www.gistutor.com/postgresqlpostgis/6-advanced-postgresqlpostgis-tutorials/58-postgis-buffer-latlong-and-other-projections-using-meters-units-custom-stbuffermeters-function.html</text:span></text:p>
      <text:p text:style-name="P2"><text:span text:style-name="T2"/></text:p>
      <text:p text:style-name="P2"><text:span text:style-name="T2">un circulo de 500 metros de diametro</text:span></text:p>
      <text:p text:style-name="P2"><text:span text:style-name="T2">alrededor del obelisco (correr en test!!!)</text:span></text:p>
      <text:p text:style-name="P2"><text:span text:style-name="T2"/></text:p>
      <text:p text:style-name="P2"><text:span text:style-name="T2">select</text:span></text:p>
      <text:p text:style-name="P2"><text:span text:style-name="T2">1 as cartodb_id,</text:span></text:p>
      <text:p text:style-name="P2"><text:span text:style-name="T2">ST_Buffer(</text:span></text:p>
      <text:p text:style-name="P2"><text:span text:style-name="T2"><text:s text:c="2"/>ST_Transform(</text:span></text:p>
      <text:p text:style-name="P2"><text:span text:style-name="T2"><text:s text:c="4"/>ST_GeomFromText(</text:span></text:p>
      <text:p text:style-name="P2"><text:span text:style-name="T2"><text:s text:c="6"/>'POINT(-58.38145 -34.60368)', 4326</text:span></text:p>
      <text:p text:style-name="P2"><text:span text:style-name="T2"><text:s text:c="4"/>)</text:span></text:p>
      <text:p text:style-name="P2"><text:span text:style-name="T2"><text:s text:c="4"/>, 3857</text:span></text:p>
      <text:p text:style-name="P2"><text:span text:style-name="T2"><text:s text:c="2"/>)</text:span></text:p>
      <text:p text:style-name="P2"><text:span text:style-name="T2"><text:s text:c="2"/>, 500</text:span></text:p>
      <text:p text:style-name="P2"><text:span text:style-name="T2">) as the_geom_webmercator</text:span></text:p>
      <text:p text:style-name="P2"><text:span text:style-name="T2"/></text:p>
      <text:p text:style-name="P2"><text:span text:style-name="T2">los teatros a 250 metros del obelisco</text:span></text:p>
      <text:p text:style-name="P2"><text:span text:style-name="T2"/></text:p>
      <text:p text:style-name="P2"><text:span text:style-name="T2">select</text:span></text:p>
      <text:p text:style-name="P2"><text:span text:style-name="T2"><text:s text:c="2"/>*</text:span></text:p>
      <text:p text:style-name="P2"><text:span text:style-name="T2">from</text:span></text:p>
      <text:p text:style-name="P2"><text:span text:style-name="T2"><text:s text:c="2"/>teatros</text:span></text:p>
      <text:p text:style-name="P2"><text:span text:style-name="T2">where</text:span></text:p>
      <text:p text:style-name="P2"><text:span text:style-name="T2">ST_Within(</text:span></text:p>
      <text:p text:style-name="P2"><text:span text:style-name="T2"><text:s text:c="2"/>the_geom_webmercator,</text:span></text:p>
      <text:p text:style-name="P2"><text:span text:style-name="T2"><text:s text:c="2"/>ST_Buffer(</text:span></text:p>
      <text:p text:style-name="P2"><text:span text:style-name="T2"><text:s text:c="4"/>ST_Transform(</text:span></text:p>
      <text:p text:style-name="P2"><text:span text:style-name="T2"><text:s text:c="6"/>ST_GeomFromText(</text:span></text:p>
      <text:p text:style-name="P2"><text:span text:style-name="T2"><text:s text:c="8"/>'POINT(-58.38145 -34.60368)', 4326</text:span></text:p>
      <text:p text:style-name="P2"><text:span text:style-name="T2"><text:s text:c="6"/>)</text:span></text:p>
      <text:p text:style-name="P2"><text:span text:style-name="T2"><text:s text:c="6"/>, 3857</text:span></text:p>
      <text:p text:style-name="P2"><text:soft-page-break/><text:span text:style-name="T2"><text:s text:c="4"/>)</text:span></text:p>
      <text:p text:style-name="P2"><text:span text:style-name="T2"><text:s text:c="4"/>, 500</text:span></text:p>
      <text:p text:style-name="P2"><text:span text:style-name="T2"><text:s text:c="2"/>)</text:span></text:p>
      <text:p text:style-name="P2"><text:span text:style-name="T2">)</text:span></text:p>
      <text:p text:style-name="P2"><text:span text:style-name="T2"/></text:p>
      <text:p text:style-name="P2"><text:span text:style-name="T2">DEMO 3</text:span></text:p>
      <text:p text:style-name="P2"><text:span text:style-name="T2">======</text:span></text:p>
      <text:p text:style-name="P2"><text:span text:style-name="T2"/></text:p>
      <text:p text:style-name="P2"><text:span text:style-name="T2">crear tu mapa</text:span></text:p>
      <text:p text:style-name="P2"><text:span text:style-name="T2"/></text:p>
      <text:p text:style-name="P2"><text:span text:style-name="T2">geojson.io</text:span></text:p>
      <text:p text:style-name="P2"><text:span text:style-name="T2"/></text:p>
      <text:p text:style-name="P2"><text:span text:style-name="T2">importar geojson</text:span></text:p>
      <text:p text:style-name="P2"><text:span text:style-name="T2"/></text:p>
      <text:p text:style-name="P2"><text:span text:style-name="T2">agregar un layer</text:span></text:p>
      <text:p text:style-name="P2"><text:span text:style-name="T2"/></text:p>
      <text:p text:style-name="P2"><text:span text:style-name="T2">select</text:span></text:p>
      <text:p text:style-name="P2"><text:span text:style-name="T2"><text:s text:c="2"/>*,</text:span></text:p>
      <text:p text:style-name="P2"><text:span text:style-name="T2"><text:s text:c="2"/>(</text:span></text:p>
      <text:p text:style-name="P2"><text:span text:style-name="T2"><text:s text:c="4"/>select count(*)</text:span></text:p>
      <text:p text:style-name="P2"><text:span text:style-name="T2"><text:s text:c="4"/>from teatros</text:span></text:p>
      <text:p text:style-name="P2"><text:span text:style-name="T2"><text:s text:c="4"/>where ST_Within(teatros.the_geom, caba.the_geom)</text:span></text:p>
      <text:p text:style-name="P2"><text:span text:style-name="T2"><text:s text:c="2"/>) as teatros</text:span></text:p>
      <text:p text:style-name="P2"><text:span text:style-name="T2"/></text:p>
      <text:p text:style-name="P2"><text:span text:style-name="T2">from caba</text:span></text:p>
      <text:p text:style-name="P2"><text:span text:style-name="T2"/></text:p>
      <text:p text:style-name="P2"><text:span text:style-name="T2"/></text:p>
      <text:p text:style-name="P2"><text:span text:style-name="T2">web service API</text:span></text:p>
      <text:p text:style-name="P2"><text:span text:style-name="T2"/></text:p>
      <text:p text:style-name="P2"><text:span text:style-name="T2">mapa-cultural</text:span></text:p>
      <text:p text:style-name="P2"><text:span text:style-name="T2"/></text:p>
      <text:p text:style-name="P2"><text:span text:style-name="T2">select</text:span></text:p>
      <text:p text:style-name="P2"><text:span text:style-name="T2"><text:s text:c="2"/>tipo, subtipo, nombre, direccion, telefono, email, web, lat, lon</text:span></text:p>
      <text:p text:style-name="P2"><text:span text:style-name="T2">from</text:span></text:p>
      <text:p text:style-name="P2"><text:span text:style-name="T2"><text:s text:c="2"/>cultura</text:span></text:p>
      <text:p text:style-name="P2"><text:span text:style-name="T2">where</text:span></text:p>
      <text:p text:style-name="P2"><text:span text:style-name="T2"><text:s text:c="2"/>(</text:span></text:p>
      <text:p text:style-name="P2"><text:span text:style-name="T2"><text:s text:c="4"/>ST_Within(</text:span></text:p>
      <text:p text:style-name="P2"><text:span text:style-name="T2"><text:s text:c="6"/>the_geom,</text:span></text:p>
      <text:p text:style-name="P2"><text:span text:style-name="T2"><text:s text:c="6"/>ST_Envelope(</text:span></text:p>
      <text:p text:style-name="P2"><text:span text:style-name="T2"><text:s text:c="8"/>ST_GeomFromText(</text:span></text:p>
      <text:p text:style-name="P2"><text:span text:style-name="T2"><text:s text:c="10"/>'LINESTRING(</text:span></text:p>
      <text:p text:style-name="P2"><text:span text:style-name="T2"><text:s text:c="12"/>-58.89147971858635 -34.340247534509786,</text:span></text:p>
      <text:p text:style-name="P2"><text:span text:style-name="T2"><text:s text:c="12"/>-58.11909462223395 -34.87825876285646</text:span></text:p>
      <text:p text:style-name="P2"><text:span text:style-name="T2"><text:s text:c="10"/>)', 4326</text:span></text:p>
      <text:p text:style-name="P2"><text:span text:style-name="T2"><text:s text:c="8"/>)</text:span></text:p>
      <text:p text:style-name="P2"><text:span text:style-name="T2"><text:s text:c="6"/>)</text:span></text:p>
      <text:p text:style-name="P2"><text:span text:style-name="T2"><text:s text:c="4"/>)</text:span></text:p>
      <text:p text:style-name="P2"><text:span text:style-name="T2"><text:s text:c="2"/>) and (</text:span></text:p>
      <text:p text:style-name="P2"><text:span text:style-name="T2"><text:s text:c="4"/>(lower(subtipo) in ('salas de cine', 'espacios incaa', 'salas teatrales'))</text:span></text:p>
      <text:p text:style-name="P2"><text:span text:style-name="T2"><text:s text:c="2"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3-11-14T00:01:33</meta:creation-date>
    <dc:date>2013-11-14T02:31:58</dc:date>
    <dc:creator>sas </dc:creator>
    <meta:editing-duration>PT2H28M32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4" meta:paragraph-count="163" meta:word-count="345" meta:character-count="2913" meta:non-whitespace-character-count="2429"/>
  </office:meta>
</office:document-meta>
</file>